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437" officeooo:paragraph-rsid="0004a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Đặng Ngọc Kiên</text:p>
      <text:p text:style-name="P1">Nguyễn Văn Nam</text:p>
      <text:p text:style-name="P1">Nguyễn Đức Mạn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55:20.992490686</meta:creation-date>
    <dc:date>2019-10-01T14:57:31.765472224</dc:date>
    <meta:editing-duration>PT2M11S</meta:editing-duration>
    <meta:editing-cycles>1</meta:editing-cycles>
    <meta:document-statistic meta:table-count="0" meta:image-count="0" meta:object-count="0" meta:page-count="1" meta:paragraph-count="3" meta:word-count="9" meta:character-count="43" meta:non-whitespace-character-count="37"/>
    <meta:generator>LibreOffice/6.0.7.3$Linux_X86_64 LibreOffice_project/00m0$Build-3</meta:generator>
  </office:meta>
</office:document-meta>
</file>